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34.36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33.59pt"/>
    </style:style>
    <style:style style:name="co7" style:family="table-column">
      <style:table-column-properties fo:break-before="auto" style:column-width="27.61pt"/>
    </style:style>
    <style:style style:name="co8" style:family="table-column">
      <style:table-column-properties fo:break-before="auto" style:column-width="30.3pt"/>
    </style:style>
    <style:style style:name="co9" style:family="table-column">
      <style:table-column-properties fo:break-before="auto" style:column-width="46.15pt"/>
    </style:style>
    <style:style style:name="co10" style:family="table-column">
      <style:table-column-properties fo:break-before="auto" style:column-width="30.39pt"/>
    </style:style>
    <style:style style:name="co11" style:family="table-column">
      <style:table-column-properties fo:break-before="auto" style:column-width="45.1pt"/>
    </style:style>
    <style:style style:name="co12" style:family="table-column">
      <style:table-column-properties fo:break-before="auto" style:column-width="24.94pt"/>
    </style:style>
    <style:style style:name="co13" style:family="table-column">
      <style:table-column-properties fo:break-before="auto" style:column-width="13.6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9.05pt" fo:break-before="auto" style:use-optimal-row-height="true"/>
    </style:style>
    <style:style style:name="ro4" style:family="table-row">
      <style:table-row-properties style:row-height="19.19pt" fo:break-before="auto" style:use-optimal-row-height="true"/>
    </style:style>
    <style:style style:name="ro5" style:family="table-row">
      <style:table-row-properties style:row-height="43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LZI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1005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style-name="ce4"/>
          <table:covered-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1"/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ARC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ARC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POINT1 RADIAL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POINT2 RADIAL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D316R</text:p>
          </table:table-cell>
          <table:table-cell office:value-type="float" office:value="52.564245" calcext:value-type="float">
            <text:p>52.564245</text:p>
          </table:table-cell>
          <table:table-cell office:value-type="float" office:value="-2.017242" calcext:value-type="float">
            <text:p>-2.0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4"/>
          <table:table-cell table:style-name="ce3"/>
          <table:table-cell table:style-name="ce1" table:number-columns-repeated="2"/>
          <table:table-cell table:style-name="ce3"/>
          <table:table-cell table:style-name="ce1" table:number-columns-repeated="1017"/>
        </table:table-row>
        <table:table-row table:style-name="ro2">
          <table:table-cell table:style-name="ce1" table:number-columns-repeated="2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 table:style-name="ce1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 table:style-name="ce1"/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CRS TO ALT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table:number-columns-spanned="3" table:number-rows-spanned="1"/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TO DME DIST</text:p>
          </table:table-cell>
          <table:table-cell table:style-name="ce1" office:value-type="string" calcext:value-type="string">
            <text:p>(EMPTY)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RS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OB</text:p>
          </table:table-cell>
          <table:table-cell office:value-type="float" office:value="48.114833" calcext:value-type="float">
            <text:p>48.114833</text:p>
          </table:table-cell>
          <table:table-cell office:value-type="float" office:value="17.298361" calcext:value-type="float">
            <text:p>17.298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244.9" calcext:value-type="float">
            <text:p>244.9</text:p>
          </table:table-cell>
          <table:table-cell office:value-type="float" office:value="10.6" calcext:value-type="float">
            <text:p>10.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NEXT LEG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TL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 table:number-columns-spanned="3" table:number-rows-spanned="1">
            <text:p>POINT2 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POINT2 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CRS TO RADIAL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N</text:p>
          </table:table-cell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>
            <text:p>DIR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221C</text:p>
          </table:table-cell>
          <table:table-cell office:value-type="float" office:value="48.141389" calcext:value-type="float">
            <text:p>48.141389</text:p>
          </table:table-cell>
          <table:table-cell office:value-type="float" office:value="17.171667" calcext:value-type="float">
            <text:p>17.171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5"/>
          <table:table-cell table:style-name="ce5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5"/>
          <table:table-cell table:style-name="ce4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1" office:value-type="string" calcext:value-type="string">
            <text:p>FIX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DAO</text:p>
          </table:table-cell>
          <table:table-cell office:value-type="float" office:value="7.131244" calcext:value-type="float">
            <text:p>7.131244</text:p>
          </table:table-cell>
          <table:table-cell office:value-type="float" office:value="125.653978" calcext:value-type="float">
            <text:p>125.653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 table:style-name="ce2"/>
          <table:table-cell table:style-name="ce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LEG</text:p>
          </table:table-cell>
          <table:covered-table-cell table:style-name="ce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 table:style-name="ce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 table:style-name="ce2"/>
          <table:table-cell table:style-name="ce2" table:number-columns-repeated="1009"/>
        </table:table-row>
        <table:table-row table:style-name="ro1">
          <table:table-cell table:style-name="ce1" office:value-type="string" calcext:value-type="string">
            <text:p>FIX TO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KEF</text:p>
          </table:table-cell>
          <table:table-cell office:value-type="float" office:value="63.986806" calcext:value-type="float">
            <text:p>63.986806</text:p>
          </table:table-cell>
          <table:table-cell office:value-type="float" office:value="-22.6145" calcext:value-type="float">
            <text:p>-22.6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LEG</text:p>
          </table:table-cell>
          <table:covered-table-cell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CRS FM FIX TO DME DIS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NN</text:p>
          </table:table-cell>
          <table:table-cell office:value-type="float" office:value="51.726164" calcext:value-type="float">
            <text:p>51.726164</text:p>
          </table:table-cell>
          <table:table-cell office:value-type="float" office:value="-0.54975" calcext:value-type="float">
            <text:p>-0.54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N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>
            <text:p>LEG</text:p>
          </table:table-cell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0"/>
        </table:table-row>
        <table:table-row table:style-name="ro2">
          <table:table-cell table:style-name="ce1" office:value-type="string" calcext:value-type="string">
            <text:p>TRK FM FIX TO MANUAL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BOI</text:p>
          </table:table-cell>
          <table:table-cell office:value-type="float" office:value="43.552811" calcext:value-type="float">
            <text:p>43.552811</text:p>
          </table:table-cell>
          <table:table-cell office:value-type="float" office:value="-116.192131" calcext:value-type="float">
            <text:p>-116.192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OLD TO AL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GRZ</text:p>
          </table:table-cell>
          <table:table-cell office:value-type="float" office:value="46.920656" calcext:value-type="float">
            <text:p>46.920656</text:p>
          </table:table-cell>
          <table:table-cell office:value-type="float" office:value="15.458953" calcext:value-type="float">
            <text:p>15.458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6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OLD FOR ONE CIRCUIT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SF</text:p>
          </table:table-cell>
          <table:table-cell office:value-type="float" office:value="66.967489" calcext:value-type="float">
            <text:p>66.967489</text:p>
          </table:table-cell>
          <table:table-cell office:value-type="float" office:value="-50.941667" calcext:value-type="float">
            <text:p>-50.9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HOLD FIX TUPLE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1" office:value-type="string" calcext:value-type="string">
            <text:p>HOLD UNTIL MANUAL TERM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office:value-type="string" calcext:value-type="string">
            <text:p>INBND CRS</text:p>
          </table:table-cell>
          <table:table-cell table:style-name="ce1" office:value-type="string" calcext:value-type="string">
            <text:p>LEG LEN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LA</text:p>
          </table:table-cell>
          <table:table-cell office:value-type="float" office:value="65.57675" calcext:value-type="float">
            <text:p>65.57675</text:p>
          </table:table-cell>
          <table:table-cell office:value-type="float" office:value="-19.488417" calcext:value-type="float">
            <text:p>-19.488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2"/>
        </table:table-row>
        <table:table-row table:style-name="ro1">
          <table:table-cell table:style-name="ce1" office:value-type="string" calcext:value-type="string">
            <text:p>INITIAL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GRAMM</text:p>
          </table:table-cell>
          <table:table-cell office:value-type="float" office:value="34.109111" calcext:value-type="float">
            <text:p>34.109111</text:p>
          </table:table-cell>
          <table:table-cell office:value-type="float" office:value="-117.106839" calcext:value-type="float">
            <text:p>-117.1068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3">
          <table:table-cell table:style-name="ce1" office:value-type="string" calcext:value-type="string">
            <text:p>PROC TURN INBOUND</text:p>
          </table:table-cell>
          <table:table-cell table:style-name="ce1" office:value-type="string" calcext:value-type="string">
            <text:p>PROC START POINT</text:p>
          </table:table-cell>
          <table:table-cell table:style-name="ce1" office:value-type="string" calcext:value-type="string">
            <text:p>STARTPT lat</text:p>
          </table:table-cell>
          <table:table-cell table:style-name="ce1" office:value-type="string" calcext:value-type="string">
            <text:p>STARTPT lon</text:p>
          </table:table-cell>
          <table:table-cell table:style-name="ce1" office:value-type="string" calcext:value-type="string">
            <text:p>TURN DIR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OUTBND TURN DIR</text:p>
          </table:table-cell>
          <table:table-cell table:style-name="ce1" office:value-type="string" calcext:value-type="string">
            <text:p>MAX EXCRS DIST</text:p>
          </table:table-cell>
          <table:table-cell table:style-name="ce1" office:value-type="string" calcext:value-type="string">
            <text:p>OUTBND RADIAL</text:p>
          </table:table-cell>
          <table:table-cell table:style-name="ce1" office:value-type="string" calcext:value-type="string">
            <text:p>MAX EXCURS TIME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number-columns-repeated="2" table:style-name="ce1" office:value-type="string" calcext:value-type="string">
            <text:p>SPD type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RIGLI</text:p>
          </table:table-cell>
          <table:table-cell office:value-type="float" office:value="33.457914" calcext:value-type="float">
            <text:p>33.457914</text:p>
          </table:table-cell>
          <table:table-cell office:value-type="float" office:value="-118.40777" calcext:value-type="float">
            <text:p>-118.40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C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1"/>
        </table:table-row>
        <table:table-row table:style-name="ro3">
          <table:table-cell table:style-name="ce1" office:value-type="string" calcext:value-type="string">
            <text:p>RADIUS ARC TO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ARC TURN DIR</text:p>
          </table:table-cell>
          <table:table-cell table:style-name="ce1" office:value-type="string" calcext:value-type="string">
            <text:p>ARC CENTER FIX</text:p>
          </table:table-cell>
          <table:table-cell table:style-name="ce1" office:value-type="string" calcext:value-type="string">
            <text:p>ARC END RADIAL</text:p>
          </table:table-cell>
          <table:table-cell table:style-name="ce1" office:value-type="string" calcext:value-type="string">
            <text:p>ARC RADIUS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OKEFA</text:p>
          </table:table-cell>
          <table:table-cell office:value-type="float" office:value="39.006108" calcext:value-type="float">
            <text:p>39.006108</text:p>
          </table:table-cell>
          <table:table-cell office:value-type="float" office:value="-104.588928" calcext:value-type="float">
            <text:p>-104.5889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VDUQ</text:p>
          </table:table-cell>
          <table:table-cell office:value-type="float" office:value="231.8" calcext:value-type="float">
            <text:p>231.8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OINT1 TUPLE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POINT2 VORDME TUPLE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TRK BTWN FIX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W/P lon</text:p>
          </table:table-cell>
          <table:table-cell table:style-name="ce1" office:value-type="string" calcext:value-type="string">
            <text:p>OVR FLY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DIST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JAN</text:p>
          </table:table-cell>
          <table:table-cell office:value-type="float" office:value="48.178611" calcext:value-type="float">
            <text:p>48.178611</text:p>
          </table:table-cell>
          <table:table-cell office:value-type="float" office:value="17.544722" calcext:value-type="float">
            <text:p>17.544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>
            <text:p>HDG TO ALT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09"/>
        </table:table-row>
        <table:table-row table:style-name="ro2">
          <table:table-cell table:style-name="ce1" office:value-type="string" calcext:value-type="string">
            <text:p>HDG TO DME DIST</text:p>
          </table:table-cell>
          <table:table-cell table:number-columns-repeated="4"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number-columns-repeated="2"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DME DIST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NEXT LEG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LOC NAVAID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HAE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POINT1 TUPLE (OPTIONAL)</text:p>
          </table:table-cell>
          <table:covered-table-cell/>
          <table:table-cell table:number-columns-repeated="1021"/>
        </table:table-row>
        <table:table-row table:style-name="ro4">
          <table:table-cell table:style-name="ce1" office:value-type="string" calcext:value-type="string">
            <text:p>HDG TO MANUAL TERM</text:p>
          </table:table-cell>
          <table:table-cell table:style-name="ce1" office:value-type="string" calcext:value-type="string">
            <text:p>W/P ID</text:p>
          </table:table-cell>
          <table:table-cell table:style-name="ce1" office:value-type="string" calcext:value-type="string">
            <text:p>W/P lat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49.074067" calcext:value-type="float">
            <text:p>49.074067</text:p>
          </table:table-cell>
          <table:table-cell office:value-type="float" office:value="-123.007578" calcext:value-type="float">
            <text:p>-123.007578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3" table:number-rows-spanned="1">
            <text:p>ALT CONSTR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SPD CONSTR</text:p>
          </table:table-cell>
          <table:covered-table-cell/>
          <table:table-cell table:number-columns-repeated="1014"/>
        </table:table-row>
        <table:table-row table:style-name="ro2">
          <table:table-cell table:style-name="ce1" office:value-type="string" calcext:value-type="string">
            <text:p>HDG TO RADIAL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string" calcext:value-type="string">
            <text:p>NAVAID</text:p>
          </table:table-cell>
          <table:table-cell table:style-name="ce1" office:value-type="string" calcext:value-type="string">
            <text:p>RADIAL</text:p>
          </table:table-cell>
          <table:table-cell table:style-name="ce1" office:value-type="string" calcext:value-type="string">
            <text:p>LEG HDG</text:p>
          </table:table-cell>
          <table:table-cell table:style-name="ce1" office:value-type="string" calcext:value-type="string">
            <text:p>ALT type</text:p>
          </table:table-cell>
          <table:table-cell table:style-name="ce1" office:value-type="string" calcext:value-type="string">
            <text:p>ALT1</text:p>
          </table:table-cell>
          <table:table-cell table:style-name="ce1" office:value-type="string" calcext:value-type="string">
            <text:p>ALT2</text:p>
          </table:table-cell>
          <table:table-cell table:style-name="ce1" office:value-type="string" calcext:value-type="string">
            <text:p>SPD type</text:p>
          </table:table-cell>
          <table:table-cell table:style-name="ce1" office:value-type="string" calcext:value-type="string">
            <text:p>SPD</text:p>
          </table:table-cell>
          <table:table-cell table:number-columns-repeated="3" table:style-name="ce1" office:value-type="string" calcext:value-type="string">
            <text:p>???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KV</text:p>
          </table:table-cell>
          <table:table-cell office:value-type="float" office:value="225" calcext:value-type="float">
            <text:p>22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table table:name="Field details" table:style-name="ta1">
        <table:table-column table:style-name="co14" table:number-columns-repeated="1024" table:default-cell-style-name="ce7"/>
        <table:table-row table:style-name="ro5">
          <table:table-cell table:style-name="ce6" office:value-type="string" calcext:value-type="string">
            <text:p>ALT type:</text:p>
            <text:p>0: none</text:p>
            <text:p>1: at ALT1</text:p>
            <text:p>2: at or above ALT1</text:p>
            <text:p>3: at or below ALT1</text:p>
            <text:p>4: at or below ALT1 &amp; at or above ALT2</text:p>
          </table:table-cell>
          <table:table-cell table:style-name="ce6" office:value-type="string" calcext:value-type="string">
            <text:p>SPD type:</text:p>
            <text:p>0: none</text:p>
            <text:p>1: at or below SPD</text:p>
          </table:table-cell>
          <table:table-cell table:style-name="ce6" office:value-type="string" calcext:value-type="string">
            <text:p>OVR FLY:</text:p>
            <text:p>0: not required</text:p>
            <text:p>1: required</text:p>
          </table:table-cell>
          <table:table-cell table:style-name="ce6" office:value-type="string" calcext:value-type="string">
            <text:p>TURN DIR:</text:p>
            <text:p>1: right</text:p>
            <text:p>2: left</text:p>
          </table:table-cell>
          <table:table-cell table:style-name="ce6" office:value-type="string" calcext:value-type="string">
            <text:p>ARC DIR:</text:p>
            <text:p>1: POINT1 RAD -&gt; POINT2 RAD</text:p>
            <text:p>2: POINT2 RAD → POINT1 RAD</text:p>
          </table:table-cell>
          <table:table-cell table:style-name="ce6" office:value-type="string" calcext:value-type="string">
            <text:p>ARC TURN DIR:</text:p>
            <text:p>1: CCW curve</text:p>
            <text:p>2: CW curve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8:19:52.100374000</dc:date>
    <meta:editing-duration>P1DT17H33M4S</meta:editing-duration>
    <meta:editing-cycles>114</meta:editing-cycles>
    <meta:generator>LibreOffice/4.4.5.2$MacOSX_X86_64 LibreOffice_project/a22f674fd25a3b6f45bdebf25400ed2adff0ff99</meta:generator>
    <meta:document-statistic meta:table-count="2" meta:cell-count="810" meta:object-count="0"/>
  </office:meta>
</office:document-meta>
</file>